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629cm" fo:min-width="0.205cm" fo:padding-top="0.229cm" fo:padding-bottom="0.229cm" fo:padding-left="0.441cm" fo:padding-right="0.441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min-height="7.718cm" fo:min-width="15.946cm" fo:padding-top="0.229cm" fo:padding-bottom="0.229cm" fo:padding-left="0.441cm" fo:padding-right="0.441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685cm" fo:min-width="0.326cm" fo:padding-top="0.229cm" fo:padding-bottom="0.229cm" fo:padding-left="0.441cm" fo:padding-right="0.441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1.411cm"/>
    </style:style>
    <style:style style:name="gr6" style:family="graphic" style:parent-style-name="standard">
      <style:graphic-properties draw:stroke="none" svg:stroke-color="#000000" draw:fill="none" draw:fill-color="#ffffff" fo:min-height="1.307cm"/>
    </style:style>
    <style:style style:name="gr7" style:family="graphic" style:parent-style-name="standard">
      <style:graphic-properties draw:stroke="none" svg:stroke-color="#000000" draw:fill="none" draw:fill-color="#ffffff" fo:min-height="0.637cm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813cm" fo:min-width="0.643cm" fo:padding-top="0.229cm" fo:padding-bottom="0.229cm" fo:padding-left="0.441cm" fo:padding-right="0.441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939cm" fo:min-width="0.532cm" fo:padding-top="0.229cm" fo:padding-bottom="0.229cm" fo:padding-left="0.441cm" fo:padding-right="0.441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.844cm" fo:min-width="0.891cm" fo:padding-top="0.229cm" fo:padding-bottom="0.229cm" fo:padding-left="0.441cm" fo:padding-right="0.441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2.034cm" fo:padding-top="0.229cm" fo:padding-bottom="0.229cm" fo:padding-left="0.441cm" fo:padding-right="0.441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1.561cm"/>
    </style:style>
    <style:style style:name="gr14" style:family="graphic" style:parent-style-name="standard">
      <style:graphic-properties draw:stroke="none" svg:stroke-color="#000000" draw:fill="none" draw:fill-color="#ffffff" fo:min-height="0.781cm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2.034cm" fo:padding-top="0.229cm" fo:padding-bottom="0.229cm" fo:padding-left="0.441cm" fo:padding-right="0.441cm" fo:wrap-option="wrap" draw:shadow-color="#808080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standard">
      <style:graphic-properties draw:stroke="none" svg:stroke-color="#000000" draw:fill="none" draw:fill-color="#ffffff" fo:min-height="1.095cm"/>
    </style:style>
    <style:style style:name="gr19" style:family="graphic" style:parent-style-name="standard">
      <style:graphic-properties draw:stroke="solid" svg:stroke-width="0.026cm" svg:stroke-color="#3333ff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20" style:family="graphic" style:parent-style-name="standard">
      <style:graphic-properties draw:stroke="solid" svg:stroke-width="0.026cm" svg:stroke-color="#47b823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21" style:family="graphic" style:parent-style-name="standard">
      <style:graphic-properties draw:stroke="solid" svg:stroke-width="0.026cm" svg:stroke-color="#ff66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style:writing-mode="lr-tb"/>
      <style:text-properties fo:font-size="12pt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paragraph-properties style:writing-mode="lr-tb"/>
      <style:text-properties fo:font-size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7" style:family="paragraph">
      <style:text-properties fo:color="#3333ff"/>
    </style:style>
    <style:style style:name="P8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9" style:family="paragraph">
      <style:text-properties fo:color="#47b823"/>
    </style:style>
    <style:style style:name="P10" style:family="paragraph">
      <loext:graphic-properties draw:fill="none" draw:fill-color="#ffffff"/>
      <style:text-properties fo:color="#47b823" fo:font-size="10pt" style:font-size-asian="10pt" style:font-size-complex="10pt"/>
    </style:style>
    <style:style style:name="P11" style:family="paragraph">
      <style:text-properties fo:color="#ff6600"/>
    </style:style>
    <style:style style:name="P12" style:family="paragraph">
      <loext:graphic-properties draw:fill="none" draw:fill-color="#ffffff"/>
      <style:text-properties fo:color="#ff6600"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1.535cm" svg:height="1.535cm" svg:x="2.997cm" svg:y="19.4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" draw:text-style-name="P2" draw:layer="layout" svg:width="0.484cm" svg:height="0.292cm" svg:x="3.29cm" svg:y="19.879cm">
                <text:p/>
                <draw:enhanced-geometry svg:viewBox="0 0 1802 432" draw:mirror-vertical="true" draw:type="non-primitive" draw:enhanced-path="M 0 0 C 297 216 594 432 894 432 1194 432 1498 216 1802 0 N"/>
              </draw:custom-shape>
              <draw:custom-shape draw:style-name="gr2" draw:text-style-name="P2" draw:layer="layout" svg:width="0.482cm" svg:height="0.294cm" svg:x="3.774cm" svg:y="20.169cm">
                <text:p/>
                <draw:enhanced-geometry svg:viewBox="0 0 1802 432" draw:type="non-primitive" draw:enhanced-path="M 0 0 C 297 216 594 432 894 432 1194 432 1498 216 1802 0 N"/>
              </draw:custom-shape>
            </draw:g>
          </draw:g>
        </draw:g>
        <draw:custom-shape draw:style-name="gr3" draw:text-style-name="P2" draw:layer="layout" svg:width="16.828cm" svg:height="8.176cm" svg:x="6.461cm" svg:y="21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08cm" svg:height="1.143cm" draw:transform="rotate (1.5707963267949) translate (13.699cm 19.547cm)">
          <text:p text:style-name="P3"><text:s/></text:p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1.962cm" svg:height="1.661cm" svg:x="1.254cm" svg:y="19.442cm">
          <draw:text-box>
            <text:p><text:span text:style-name="T1">2</text:span><text:span text:style-name="T1">6</text:span><text:span text:style-name="T1"> </text:span><text:span text:style-name="T1">M</text:span><text:span text:style-name="T1">H</text:span><text:span text:style-name="T1">z</text:span><text:span text:style-name="T1"> </text:span></text:p>
            <text:p><text:span text:style-name="T1">T</text:span><text:span text:style-name="T1">X</text:span><text:span text:style-name="T1">C</text:span><text:span text:style-name="T1">O</text:span></text:p>
          </draw:text-box>
        </draw:frame>
        <draw:frame draw:style-name="gr6" draw:text-style-name="P5" draw:layer="layout" svg:width="2.413cm" svg:height="1.557cm" svg:x="13.319cm" svg:y="17.383cm">
          <draw:text-box>
            <text:p><text:span text:style-name="T2">T</text:span><text:span text:style-name="T2">R</text:span><text:span text:style-name="T2">F</text:span><text:span text:style-name="T2">3</text:span><text:span text:style-name="T2">7</text:span><text:span text:style-name="T2">B</text:span><text:span text:style-name="T2">7</text:span><text:span text:style-name="T2">3</text:span></text:p>
            <text:p><text:span text:style-name="T2">A</text:span><text:span text:style-name="T2">m</text:span><text:span text:style-name="T2">p</text:span><text:span text:style-name="T2">l</text:span><text:span text:style-name="T2">i</text:span><text:span text:style-name="T2">f</text:span><text:span text:style-name="T2">i</text:span><text:span text:style-name="T2">e</text:span><text:span text:style-name="T2">r</text:span></text:p>
          </draw:text-box>
        </draw:frame>
        <draw:frame draw:style-name="gr7" draw:text-style-name="P5" draw:layer="layout" svg:width="3.556cm" svg:height="1.031cm" svg:x="5.826cm" svg:y="15.971cm">
          <draw:text-box>
            <text:p><text:span text:style-name="T2">P</text:span><text:span text:style-name="T2">L</text:span><text:span text:style-name="T2">L</text:span><text:span text:style-name="T2">/</text:span><text:span text:style-name="T2">V</text:span><text:span text:style-name="T2">C</text:span><text:span text:style-name="T2">O</text:span></text:p>
            <text:p><text:span text:style-name="T2">A</text:span><text:span text:style-name="T2">D</text:span><text:span text:style-name="T2">9</text:span><text:span text:style-name="T2">5</text:span><text:span text:style-name="T2">7</text:span><text:span text:style-name="T2">7</text:span></text:p>
          </draw:text-box>
        </draw:frame>
        <draw:custom-shape draw:style-name="gr8" draw:text-style-name="P2" draw:layer="layout" svg:width="1.525cm" svg:height="1.271cm" svg:x="6.071cm" svg:y="18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5cm" svg:height="1.271cm" svg:x="6.071cm" svg:y="17.0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5cm" svg:height="1.271cm" svg:x="6.071cm" svg:y="19.602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1.414cm" svg:height="1.397cm" svg:x="11.428cm" svg:y="18.2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6" draw:layer="layout" svg:x1="10.952cm" svg:y1="18.959cm" svg:x2="11.429cm" svg:y2="18.959cm">
            <text:p/>
          </draw:line>
          <draw:line draw:style-name="gr10" draw:text-style-name="P6" draw:layer="layout" svg:x1="12.842cm" svg:y1="18.959cm" svg:x2="13.319cm" svg:y2="18.959cm">
            <text:p/>
          </draw:line>
          <draw:line draw:style-name="gr10" draw:text-style-name="P6" draw:layer="layout" svg:x1="12.609cm" svg:y1="19.316cm" svg:x2="12.373cm" svg:y2="18.61cm">
            <text:p/>
          </draw:line>
          <draw:line draw:style-name="gr10" draw:text-style-name="P6" draw:layer="layout" svg:x1="12.378cm" svg:y1="18.609cm" svg:x2="11.665cm" svg:y2="18.609cm">
            <text:p/>
          </draw:line>
        </draw:g>
        <draw:custom-shape draw:style-name="gr11" draw:text-style-name="P2" draw:layer="layout" svg:width="1.773cm" svg:height="3.302cm" svg:x="15.859cm" svg:y="22.1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16cm" svg:height="1.502cm" svg:x="19.547cm" svg:y="17.383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413cm" svg:height="1.811cm" svg:x="15.605cm" svg:y="20.685cm">
          <draw:text-box>
            <text:p><text:span text:style-name="T2">NB3N551</text:span></text:p>
            <text:p><text:span text:style-name="T2">1:4 fanout buffer</text:span></text:p>
          </draw:text-box>
        </draw:frame>
        <draw:frame draw:style-name="gr14" draw:text-style-name="P8" draw:layer="layout" svg:width="2.159cm" svg:height="1.031cm" svg:x="5.918cm" svg:y="17.159cm">
          <draw:text-box>
            <text:p text:style-name="P7"><text:span text:style-name="T2">85 MHz</text:span></text:p>
            <text:p text:style-name="P7"><text:span text:style-name="T2">VCO1</text:span></text:p>
          </draw:text-box>
        </draw:frame>
        <draw:frame draw:style-name="gr14" draw:text-style-name="P10" draw:layer="layout" svg:width="2.159cm" svg:height="1.031cm" svg:x="5.918cm" svg:y="18.429cm">
          <draw:text-box>
            <text:p text:style-name="P9"><text:span text:style-name="T2">48 MHz</text:span></text:p>
            <text:p text:style-name="P9"><text:span text:style-name="T2">VCO2</text:span></text:p>
          </draw:text-box>
        </draw:frame>
        <draw:frame draw:style-name="gr14" draw:text-style-name="P12" draw:layer="layout" svg:width="2.159cm" svg:height="1.031cm" svg:x="5.918cm" svg:y="19.699cm">
          <draw:text-box>
            <text:p text:style-name="P11"><text:span text:style-name="T2">26 MHz</text:span></text:p>
            <text:p text:style-name="P11"><text:span text:style-name="T2">REF</text:span></text:p>
          </draw:text-box>
        </draw:frame>
        <draw:custom-shape draw:style-name="gr11" draw:text-style-name="P2" draw:layer="layout" svg:width="1.773cm" svg:height="3.302cm" svg:x="15.859cm" svg:y="17.2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73cm" svg:height="3.302cm" svg:x="15.859cm" svg:y="22.115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3.048cm" svg:height="1.811cm" svg:x="15.605cm" svg:y="16.113cm">
          <draw:text-box>
            <text:p><text:span text:style-name="T2">4-way </text:span><text:span text:style-name="T2">resistive </text:span><text:span text:style-name="T2">splitter</text:span></text:p>
          </draw:text-box>
        </draw:frame>
        <draw:custom-shape draw:style-name="gr12" draw:text-style-name="P2" draw:layer="layout" svg:width="2.916cm" svg:height="1.502cm" svg:x="19.547cm" svg:y="19.5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16cm" svg:height="1.502cm" svg:x="19.547cm" svg:y="21.8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16cm" svg:height="1.502cm" svg:x="19.547cm" svg:y="23.9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916cm" svg:height="1.502cm" svg:x="19.547cm" svg:y="15.4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916cm" svg:height="1.502cm" svg:x="19.547cm" svg:y="13.573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413cm" svg:height="1.811cm" svg:x="19.542cm" svg:y="13.7cm">
          <draw:text-box>
            <text:p><text:span text:style-name="T2">L</text:span><text:span text:style-name="T2">M</text:span><text:span text:style-name="T2">X</text:span><text:span text:style-name="T2">2</text:span><text:span text:style-name="T2">5</text:span><text:span text:style-name="T2">9</text:span><text:span text:style-name="T2">4</text:span></text:p>
            <text:p><text:span text:style-name="T2">r</text:span><text:span text:style-name="T2">f</text:span><text:span text:style-name="T2"> </text:span><text:span text:style-name="T2">s</text:span><text:span text:style-name="T2">y</text:span><text:span text:style-name="T2">n</text:span><text:span text:style-name="T2">t</text:span><text:span text:style-name="T2">h</text:span></text:p>
          </draw:text-box>
        </draw:frame>
        <draw:frame draw:style-name="gr13" draw:text-style-name="P5" draw:layer="layout" svg:width="2.793cm" svg:height="1.811cm" svg:x="19.543cm" svg:y="15.699cm">
          <draw:text-box>
            <text:p><text:span text:style-name="T2">LMX2594</text:span></text:p>
            <text:p><text:span text:style-name="T2">demod synth</text:span></text:p>
          </draw:text-box>
        </draw:frame>
        <draw:frame draw:style-name="gr13" draw:text-style-name="P5" draw:layer="layout" svg:width="2.793cm" svg:height="1.811cm" svg:x="19.544cm" svg:y="17.604cm">
          <draw:text-box>
            <text:p><text:span text:style-name="T2">AD9864 ADC</text:span></text:p>
          </draw:text-box>
        </draw:frame>
        <draw:frame draw:style-name="gr13" draw:text-style-name="P5" draw:layer="layout" svg:width="2.793cm" svg:height="1.811cm" svg:x="19.545cm" svg:y="19.796cm">
          <draw:text-box>
            <text:p><text:span text:style-name="T2">AD9864 </text:span><text:span text:style-name="T2">ADC</text:span></text:p>
          </draw:text-box>
        </draw:frame>
        <draw:frame draw:style-name="gr13" draw:text-style-name="P5" draw:layer="layout" svg:width="2.793cm" svg:height="1.811cm" svg:x="19.546cm" svg:y="22.049cm">
          <draw:text-box>
            <text:p><text:span text:style-name="T2">A</text:span><text:span text:style-name="T2">D</text:span><text:span text:style-name="T2">9</text:span><text:span text:style-name="T2">8</text:span><text:span text:style-name="T2">6</text:span><text:span text:style-name="T2">4</text:span><text:span text:style-name="T2"> </text:span><text:span text:style-name="T2">A</text:span><text:span text:style-name="T2">D</text:span><text:span text:style-name="T2">C</text:span></text:p>
          </draw:text-box>
        </draw:frame>
        <draw:frame draw:style-name="gr13" draw:text-style-name="P5" draw:layer="layout" svg:width="2.793cm" svg:height="1.811cm" svg:x="19.542cm" svg:y="24.208cm">
          <draw:text-box>
            <text:p><text:span text:style-name="T2">A</text:span><text:span text:style-name="T2">D</text:span><text:span text:style-name="T2">9</text:span><text:span text:style-name="T2">8</text:span><text:span text:style-name="T2">6</text:span><text:span text:style-name="T2">4</text:span><text:span text:style-name="T2"> </text:span><text:span text:style-name="T2">A</text:span><text:span text:style-name="T2">D</text:span><text:span text:style-name="T2">C</text:span></text:p>
          </draw:text-box>
        </draw:frame>
        <draw:line draw:style-name="gr16" draw:text-style-name="P13" draw:layer="layout" svg:x1="10.017cm" svg:y1="15.351cm" svg:x2="23.352cm" svg:y2="15.351cm">
          <text:p/>
        </draw:line>
        <draw:line draw:style-name="gr16" draw:text-style-name="P13" draw:layer="layout" svg:x1="10.017cm" svg:y1="15.351cm" svg:x2="10.017cm" svg:y2="26.4cm">
          <text:p/>
        </draw:line>
        <draw:line draw:style-name="gr16" draw:text-style-name="P13" draw:layer="layout" svg:x1="23.352cm" svg:y1="12.811cm" svg:x2="10.017cm" svg:y2="12.811cm">
          <text:p/>
        </draw:line>
        <draw:line draw:style-name="gr16" draw:text-style-name="P13" draw:layer="layout" svg:x1="23.352cm" svg:y1="15.351cm" svg:x2="23.352cm" svg:y2="12.811cm">
          <text:p/>
        </draw:line>
        <draw:frame draw:style-name="gr13" draw:text-style-name="P15" draw:layer="layout" svg:width="8.128cm" svg:height="1.811cm" svg:x="8.239cm" svg:y="11.414cm">
          <draw:text-box>
            <text:p text:style-name="P14"><text:span text:style-name="T3">vn</text:span><text:span text:style-name="T3">a </text:span><text:span text:style-name="T3">r0 </text:span><text:span text:style-name="T3">cl</text:span><text:span text:style-name="T3">oc</text:span><text:span text:style-name="T3">k </text:span><text:span text:style-name="T3">di</text:span><text:span text:style-name="T3">str</text:span><text:span text:style-name="T3">ib</text:span><text:span text:style-name="T3">uti</text:span><text:span text:style-name="T3">on</text:span></text:p>
          </draw:text-box>
        </draw:frame>
        <draw:line draw:style-name="gr16" draw:text-style-name="P13" draw:layer="layout" svg:x1="10.017cm" svg:y1="12.811cm" svg:x2="10.017cm" svg:y2="15.351cm">
          <text:p/>
        </draw:line>
        <draw:line draw:style-name="gr16" draw:text-style-name="P13" draw:layer="layout" svg:x1="23.352cm" svg:y1="15.351cm" svg:x2="23.352cm" svg:y2="26.4cm">
          <text:p/>
        </draw:line>
        <draw:line draw:style-name="gr16" draw:text-style-name="P13" draw:layer="layout" svg:x1="1.254cm" svg:y1="26.4cm" svg:x2="23.353cm" svg:y2="26.4cm">
          <text:p/>
        </draw:line>
        <draw:frame draw:style-name="gr17" draw:text-style-name="P17" draw:layer="layout" svg:width="2.667cm" svg:height="0.889cm" svg:x="10.017cm" svg:y="12.811cm">
          <draw:text-box>
            <text:p text:style-name="P16"><text:span text:style-name="T4">s</text:span><text:span text:style-name="T4">y</text:span><text:span text:style-name="T4">n</text:span><text:span text:style-name="T4">t</text:span><text:span text:style-name="T4">h</text:span><text:span text:style-name="T4"> </text:span><text:span text:style-name="T4">r</text:span><text:span text:style-name="T4">0</text:span></text:p>
          </draw:text-box>
        </draw:frame>
        <draw:frame draw:style-name="gr18" draw:text-style-name="P17" draw:layer="layout" svg:width="3.174cm" svg:height="1.345cm" svg:x="10.018cm" svg:y="15.478cm">
          <draw:text-box>
            <text:p text:style-name="P16"><text:span text:style-name="T4">dem</text:span><text:span text:style-name="T4">od r0</text:span></text:p>
          </draw:text-box>
        </draw:frame>
        <draw:frame draw:style-name="gr18" draw:text-style-name="P17" draw:layer="layout" svg:width="3.174cm" svg:height="1.345cm" svg:x="1.255cm" svg:y="12.811cm">
          <draw:text-box>
            <text:p text:style-name="P16"><text:span text:style-name="T4">contr</text:span><text:span text:style-name="T4">ol r0</text:span></text:p>
          </draw:text-box>
        </draw:frame>
        <draw:line draw:style-name="gr16" draw:text-style-name="P13" draw:layer="layout" svg:x1="23.353cm" svg:y1="12.811cm" svg:x2="1.254cm" svg:y2="12.811cm">
          <text:p/>
        </draw:line>
        <draw:line draw:style-name="gr16" draw:text-style-name="P13" draw:layer="layout" svg:x1="1.254cm" svg:y1="12.811cm" svg:x2="1.254cm" svg:y2="26.401cm">
          <text:p/>
        </draw:line>
        <draw:line draw:style-name="gr19" draw:text-style-name="P6" draw:layer="layout" svg:x1="9.128cm" svg:y1="17.383cm" svg:x2="7.604cm" svg:y2="17.383cm">
          <text:p/>
        </draw:line>
        <draw:line draw:style-name="gr20" draw:text-style-name="P6" draw:layer="layout" svg:x1="11.414cm" svg:y1="18.959cm" svg:x2="7.604cm" svg:y2="18.959cm">
          <text:p/>
        </draw:line>
        <draw:line draw:style-name="gr19" draw:text-style-name="P6" draw:layer="layout" svg:x1="9.128cm" svg:y1="14.462cm" svg:x2="9.128cm" svg:y2="17.383cm">
          <text:p/>
        </draw:line>
        <draw:line draw:style-name="gr19" draw:text-style-name="P6" draw:layer="layout" svg:x1="19.542cm" svg:y1="14.462cm" svg:x2="9.128cm" svg:y2="14.462cm">
          <text:p/>
        </draw:line>
        <draw:line draw:style-name="gr19" draw:text-style-name="P6" draw:layer="layout" svg:x1="12.684cm" svg:y1="16.113cm" svg:x2="12.684cm" svg:y2="17.891cm">
          <text:p/>
        </draw:line>
        <draw:line draw:style-name="gr19" draw:text-style-name="P6" draw:layer="layout" svg:x1="19.542cm" svg:y1="16.113cm" svg:x2="12.684cm" svg:y2="16.113cm">
          <text:p/>
        </draw:line>
        <draw:line draw:style-name="gr19" draw:text-style-name="P6" draw:layer="layout" svg:x1="12.684cm" svg:y1="17.891cm" svg:x2="7.604cm" svg:y2="17.891cm">
          <text:p/>
        </draw:line>
        <draw:line draw:style-name="gr20" draw:text-style-name="P6" draw:layer="layout" svg:x1="13.709cm" svg:y1="18.958cm" svg:x2="12.82cm" svg:y2="18.958cm">
          <text:p/>
        </draw:line>
        <draw:line draw:style-name="gr20" draw:text-style-name="P6" draw:layer="layout" svg:x1="15.859cm" svg:y1="18.95cm" svg:x2="14.843cm" svg:y2="18.95cm">
          <text:p/>
        </draw:line>
        <draw:line draw:style-name="gr21" draw:text-style-name="P6" draw:layer="layout" svg:x1="12.684cm" svg:y1="20.177cm" svg:x2="7.604cm" svg:y2="20.177cm">
          <text:p/>
        </draw:line>
        <draw:line draw:style-name="gr21" draw:text-style-name="P6" draw:layer="layout" svg:x1="12.684cm" svg:y1="20.177cm" svg:x2="12.684cm" svg:y2="23.86cm">
          <text:p/>
        </draw:line>
        <draw:line draw:style-name="gr21" draw:text-style-name="P6" draw:layer="layout" svg:x1="15.859cm" svg:y1="23.86cm" svg:x2="12.684cm" svg:y2="23.86cm">
          <text:p/>
        </draw:line>
        <draw:line draw:style-name="gr20" draw:text-style-name="P6" draw:layer="layout" svg:x1="19.542cm" svg:y1="18.018cm" svg:x2="17.637cm" svg:y2="18.018cm">
          <text:p/>
        </draw:line>
        <draw:line draw:style-name="gr20" draw:text-style-name="P6" draw:layer="layout" svg:x1="19.288cm" svg:y1="18.526cm" svg:x2="17.637cm" svg:y2="18.526cm">
          <text:p/>
        </draw:line>
        <draw:line draw:style-name="gr20" draw:text-style-name="P6" draw:layer="layout" svg:x1="19.034cm" svg:y1="19.034cm" svg:x2="17.637cm" svg:y2="19.034cm">
          <text:p/>
        </draw:line>
        <draw:line draw:style-name="gr20" draw:text-style-name="P6" draw:layer="layout" svg:x1="18.78cm" svg:y1="19.669cm" svg:x2="17.637cm" svg:y2="19.669cm">
          <text:p/>
        </draw:line>
        <draw:line draw:style-name="gr20" draw:text-style-name="P6" draw:layer="layout" svg:x1="19.282cm" svg:y1="18.526cm" svg:x2="19.282cm" svg:y2="20.304cm">
          <text:p/>
        </draw:line>
        <draw:line draw:style-name="gr20" draw:text-style-name="P6" draw:layer="layout" svg:x1="19.027cm" svg:y1="19.034cm" svg:x2="19.034cm" svg:y2="22.463cm">
          <text:p/>
        </draw:line>
        <draw:line draw:style-name="gr20" draw:text-style-name="P6" draw:layer="layout" svg:x1="18.78cm" svg:y1="19.669cm" svg:x2="18.78cm" svg:y2="24.622cm">
          <text:p/>
        </draw:line>
        <draw:line draw:style-name="gr20" draw:text-style-name="P6" draw:layer="layout" svg:x1="19.542cm" svg:y1="20.304cm" svg:x2="19.288cm" svg:y2="20.304cm">
          <text:p/>
        </draw:line>
        <draw:line draw:style-name="gr20" draw:text-style-name="P6" draw:layer="layout" svg:x1="19.542cm" svg:y1="22.463cm" svg:x2="19.034cm" svg:y2="22.463cm">
          <text:p/>
        </draw:line>
        <draw:line draw:style-name="gr20" draw:text-style-name="P6" draw:layer="layout" svg:x1="19.542cm" svg:y1="24.622cm" svg:x2="18.78cm" svg:y2="24.622cm">
          <text:p/>
        </draw:line>
        <draw:line draw:style-name="gr21" draw:text-style-name="P6" draw:layer="layout" svg:x1="6.08cm" svg:y1="20.147cm" svg:x2="4.556cm" svg:y2="20.147cm">
          <text:p/>
        </draw:line>
        <draw:line draw:style-name="gr21" draw:text-style-name="P6" draw:layer="layout" svg:x1="19.542cm" svg:y1="24.876cm" svg:x2="17.637cm" svg:y2="24.876cm">
          <text:p/>
        </draw:line>
        <draw:line draw:style-name="gr21" draw:text-style-name="P6" draw:layer="layout" svg:x1="19.542cm" svg:y1="22.717cm" svg:x2="18.526cm" svg:y2="22.717cm">
          <text:p/>
        </draw:line>
        <draw:line draw:style-name="gr21" draw:text-style-name="P6" draw:layer="layout" svg:x1="19.543cm" svg:y1="20.558cm" svg:x2="18.145cm" svg:y2="20.558cm">
          <text:p/>
        </draw:line>
        <draw:line draw:style-name="gr21" draw:text-style-name="P6" draw:layer="layout" svg:x1="19.544cm" svg:y1="18.272cm" svg:x2="17.891cm" svg:y2="18.272cm">
          <text:p/>
        </draw:line>
        <draw:line draw:style-name="gr21" draw:text-style-name="P6" draw:layer="layout" svg:x1="17.891cm" svg:y1="18.272cm" svg:x2="17.891cm" svg:y2="22.717cm">
          <text:p/>
        </draw:line>
        <draw:line draw:style-name="gr21" draw:text-style-name="P6" draw:layer="layout" svg:x1="18.145cm" svg:y1="20.558cm" svg:x2="18.145cm" svg:y2="23.479cm">
          <text:p/>
        </draw:line>
        <draw:line draw:style-name="gr21" draw:text-style-name="P6" draw:layer="layout" svg:x1="18.526cm" svg:y1="22.717cm" svg:x2="18.526cm" svg:y2="24.368cm">
          <text:p/>
        </draw:line>
        <draw:line draw:style-name="gr21" draw:text-style-name="P6" draw:layer="layout" svg:x1="18.526cm" svg:y1="24.368cm" svg:x2="17.637cm" svg:y2="24.368cm">
          <text:p/>
        </draw:line>
        <draw:line draw:style-name="gr21" draw:text-style-name="P6" draw:layer="layout" svg:x1="18.145cm" svg:y1="23.479cm" svg:x2="17.637cm" svg:y2="23.479cm">
          <text:p/>
        </draw:line>
        <draw:line draw:style-name="gr21" draw:text-style-name="P6" draw:layer="layout" svg:x1="17.891cm" svg:y1="22.717cm" svg:x2="17.637cm" svg:y2="22.717cm">
          <text:p/>
        </draw:lin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616cm" fo:page-height="42.0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853cm" svg:height="6.681cm" svg:x="2.38cm" svg:y="2.596cm" presentation:class="title" presentation:placeholder="true">
        <draw:text-box/>
      </draw:frame>
      <draw:frame presentation:style-name="Default-outline1" draw:layer="backgroundobjects" svg:width="24.853cm" svg:height="23.205cm" svg:x="2.38cm" svg:y="10.36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07:09:58.187887535</meta:creation-date>
    <dc:date>2017-08-09T19:10:24.929886266</dc:date>
    <meta:editing-duration>PT1H47M55S</meta:editing-duration>
    <meta:editing-cycles>42</meta:editing-cycles>
    <meta:generator>LibreOffice/5.4.0.3$Linux_X86_64 LibreOffice_project/40m0$Build-3</meta:generator>
    <meta:document-statistic meta:object-count="106"/>
  </office:meta>
</office:document-meta>
</file>